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 fo:font-size="8pt" style:font-size-asian="8pt" style:font-size-complex="8pt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3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</table:table-row>
        <table:table-row table:style-name="ro2">
          <table:table-cell table:style-name="ce2"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S_2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3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4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5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6</text:p>
            <text:p><text:span text:style-name="T1">Tempertursensor</text:span></text:p>
            <text:p><text:span text:style-name="T2">DS18B20</text:span></text:p>
          </table:table-cell>
          <table:table-cell office:value-type="string" calcext:value-type="string">
            <text:p>DS_7</text:p>
            <text:p><text:span text:style-name="T1">Tempertursensor</text:span></text:p>
            <text:p><text:span text:style-name="T2">DS18B20</text:span>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8:36:46.557000000</meta:creation-date>
    <dc:date>2023-12-29T22:58:41.829000000</dc:date>
    <meta:editing-duration>PT4H21M55S</meta:editing-duration>
    <meta:editing-cycles>2</meta:editing-cycles>
    <meta:generator>LibreOffice/7.5.9.2$Windows_X86_64 LibreOffice_project/cdeefe45c17511d326101eed8008ac4092f278a9</meta:generator>
    <meta:print-date>2023-12-29T22:58:21.688000000</meta:print-date>
    <meta:document-statistic meta:table-count="1" meta:cell-count="96" meta:object-count="0"/>
  </office:meta>
</office:document-meta>
</file>